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1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2">Programme SQL</text:span></text:p>
      <text:p text:style-name="P1"/>
      <text:p text:style-name="P1"><text:span text:style-name="T3">J1</text:span> </text:p>
      <text:p text:style-name="P1"><text:tab/>Intro + Requêtes : </text:p>
      <text:list xml:id="list8948223045224742932" text:style-name="L1">
        <text:list-item>
          <text:p text:style-name="P2">insertion</text:p>
        </text:list-item>
        <text:list-item>
          <text:p text:style-name="P2">suppression</text:p>
        </text:list-item>
        <text:list-item>
          <text:p text:style-name="P2">lecture</text:p>
        </text:list-item>
        <text:list-item>
          <text:p text:style-name="P2">modification</text:p>
        </text:list-item>
      </text:list>
      <text:p text:style-name="P1"/>
      <text:p text:style-name="P1"><text:span text:style-name="T3">J2</text:span> <text:tab/></text:p>
      <text:p text:style-name="P1"><text:tab/>Requêtes imbriquées</text:p>
      <text:p text:style-name="P1"><text:tab/>Requêtes jointure</text:p>
      <text:p text:style-name="P1"/>
      <text:p text:style-name="P3">J3</text:p>
      <text:p text:style-name="P1"><text:tab/>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5T09:13:45.72</meta:creation-date>
    <dc:date>2017-05-15T09:28:58.21</dc:date>
    <meta:editing-duration>PT15M14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12" meta:word-count="22" meta:character-count="132"/>
  </office:meta>
</office:document-meta>
</file>